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8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4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5" style:family="table-cell" style:parent-style-name="Default" style:data-style-name="N4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7" style:family="table-cell" style:parent-style-name="Excel_32_Built-in_32_Normal" style:data-style-name="N4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8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0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2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7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5" style:family="table-cell" style:parent-style-name="Default" style:data-style-name="N19">
      <style:text-properties style:font-name="Abyssinica SIL" style:font-name-asian="Abyssinica SIL" style:font-name-complex="Abyssinica SIL"/>
    </style:style>
    <style:style style:name="ce96" style:family="table-cell" style:parent-style-name="Default" style:data-style-name="N54">
      <style:text-properties style:font-name="Abyssinica SIL" style:font-name-asian="Abyssinica SIL" style:font-name-complex="Abyssinica SIL"/>
    </style:style>
    <style:style style:name="ce97" style:family="table-cell" style:parent-style-name="Default" style:data-style-name="N5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5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56">
      <style:text-properties style:font-name="Abyssinica SIL" style:font-name-asian="Abyssinica SIL" style:font-name-complex="Abyssinica SIL"/>
    </style:style>
    <style:style style:name="ce100" style:family="table-cell" style:parent-style-name="Default" style:data-style-name="N5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56">
      <style:text-properties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5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104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105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38">
      <style:table-cell-properties fo:background-color="#E2EFDA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8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54">
      <style:table-cell-properties fo:background-color="#E2EFDA"/>
      <style:text-properties style:font-name="Abyssinica SIL" style:font-name-asian="Abyssinica SIL" style:font-name-complex="Abyssinica SIL"/>
    </style:style>
    <style:style style:name="ce110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111" style:family="table-cell" style:parent-style-name="Default" style:data-style-name="N56">
      <style:table-cell-properties fo:background-color="#E2EFDA"/>
      <style:text-properties style:font-name="Abyssinica SIL" style:font-name-asian="Abyssinica SIL" style:font-name-complex="Abyssinica SIL"/>
    </style:style>
    <style:style style:name="ce112" style:family="table-cell" style:parent-style-name="Excel_32_Built-in_32_Normal" style:data-style-name="N41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0.44979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96"/>
        <table:table-column table:style-name="co12" table:default-cell-style-name="ce103"/>
        <table:table-column table:style-name="co8" table:default-cell-style-name="ce42"/>
        <table:table-column table:style-name="co4" table:default-cell-style-name="ce99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96"/>
          <table:table-cell table:style-name="ce103"/>
          <table:table-cell table:style-name="ce42"/>
          <table:table-cell table:style-name="ce99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97"/>
          <table:table-cell table:style-name="ce104"/>
          <table:table-cell table:style-name="ce44"/>
          <table:table-cell table:style-name="ce100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96"/>
          <table:table-cell table:style-name="ce103"/>
          <table:table-cell office:value-type="string" table:style-name="ce47">
            <text:p>Toplam</text:p>
          </table:table-cell>
          <table:table-cell office:value-type="float" office:value="0" table:formula="of:=SUM([.F5:.F5])" table:style-name="ce101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98">
            <text:p>Tüfe endeks<text:s/></text:p>
          </table:table-cell>
          <table:table-cell office:value-type="string" table:style-name="ce105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102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96"/>
          <table:table-cell table:style-name="ce103"/>
          <table:table-cell table:style-name="ce42"/>
          <table:table-cell table:style-name="ce99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96"/>
          <table:table-cell table:style-name="ce103"/>
          <table:table-cell table:style-name="ce42"/>
          <table:table-cell table:style-name="ce99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96"/>
          <table:table-cell table:style-name="ce103"/>
          <table:table-cell table:style-name="ce42"/>
          <table:table-cell table:style-name="ce99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96"/>
          <table:table-cell table:style-name="ce103"/>
          <table:table-cell table:style-name="ce42"/>
          <table:table-cell table:style-name="ce99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112">
            <text:p>2023-2024 Kira 8 Mayıs</text:p>
          </table:table-cell>
          <table:table-cell table:style-name="ce109"/>
          <table:table-cell table:style-name="ce106"/>
          <table:table-cell table:style-name="ce110"/>
          <table:table-cell office:value-type="float" office:value="26874.096823585311" table:formula="of:=[.E12]" table:style-name="ce111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95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96">
            <text:p>2117,00<text:s/></text:p>
          </table:table-cell>
          <table:table-cell office:value-type="percentage" office:value="0" table:formula="of:=([.C12]/[.C14])-1" table:style-name="ce103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99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112">
            <text:p>2023-2024 Kira 8 Nisan</text:p>
          </table:table-cell>
          <table:table-cell table:style-name="ce109"/>
          <table:table-cell table:style-name="ce106"/>
          <table:table-cell table:style-name="ce110"/>
          <table:table-cell office:value-type="float" office:value="26874.096823585311" table:formula="of:=[.E14]" table:style-name="ce111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95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96">
            <text:p>2117,00<text:s/></text:p>
          </table:table-cell>
          <table:table-cell office:value-type="percentage" office:value="0" table:formula="of:=([.C14]/[.C16])-1" table:style-name="ce103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99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112">
            <text:p>2023-2024 Kira 7 Mart</text:p>
          </table:table-cell>
          <table:table-cell table:style-name="ce109"/>
          <table:table-cell table:style-name="ce106"/>
          <table:table-cell table:style-name="ce110"/>
          <table:table-cell office:value-type="float" office:value="26874.096823585311" table:formula="of:=[.E16]" table:style-name="ce111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95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96">
            <text:p>2117,00<text:s/></text:p>
          </table:table-cell>
          <table:table-cell office:value-type="percentage" office:value="6.702553401679423E-2" table:formula="of:=([.C16]/[.C18])-1" table:style-name="ce103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99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107">
            <text:p>2.447,92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112">
            <text:p>2023-2024 Kira 6 Şubat</text:p>
          </table:table-cell>
          <table:table-cell table:style-name="ce109"/>
          <table:table-cell table:style-name="ce106"/>
          <table:table-cell table:style-name="ce110"/>
          <table:table-cell office:value-type="float" office:value="26720.330169608751" table:formula="of:=[.E18]" table:style-name="ce111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107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5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96">
            <text:p>1984,02<text:s/></text:p>
          </table:table-cell>
          <table:table-cell office:value-type="percentage" office:value="6.7033097053856627E-2" table:formula="of:=([.C18]/[.C21])-1" table:style-name="ce103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99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107">
            <text:p>-24.426,18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53">
            <text:p>ödeme</text:p>
          </table:table-cell>
          <table:table-cell table:style-name="ce96"/>
          <table:table-cell table:style-name="ce103"/>
          <table:table-cell table:style-name="ce42"/>
          <table:table-cell table:style-name="ce99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108">
            <text:p>-24.426,18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112">
            <text:p>2023-2024 Kira 5 Ocak</text:p>
          </table:table-cell>
          <table:table-cell table:style-name="ce109"/>
          <table:table-cell table:style-name="ce106"/>
          <table:table-cell table:style-name="ce110"/>
          <table:table-cell office:value-type="float" office:value="26720.330169608751" table:formula="of:=[.E21]" table:style-name="ce111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5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96">
            <text:p>1859,38<text:s/></text:p>
          </table:table-cell>
          <table:table-cell office:value-type="percentage" office:value="2.9272073069471327E-2" table:formula="of:=([.C21]/[.C27])-1" table:style-name="ce103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99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53">
            <text:p>noter ihtar masrafı</text:p>
          </table:table-cell>
          <table:table-cell table:style-name="ce96"/>
          <table:table-cell table:style-name="ce103"/>
          <table:table-cell table:style-name="ce42"/>
          <table:table-cell office:value-type="float" office:value="629.52" table:style-name="ce99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53">
            <text:p>icraya masraf için yatan</text:p>
          </table:table-cell>
          <table:table-cell table:style-name="ce96"/>
          <table:table-cell table:style-name="ce103"/>
          <table:table-cell table:style-name="ce42"/>
          <table:table-cell office:value-type="float" office:value="200" table:style-name="ce99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53">
            <text:p>icra başvuru harcı</text:p>
          </table:table-cell>
          <table:table-cell table:style-name="ce96"/>
          <table:table-cell table:style-name="ce103"/>
          <table:table-cell table:style-name="ce42"/>
          <table:table-cell office:value-type="float" office:value="393.45" table:style-name="ce99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53">
            <text:p>avukat vekalet</text:p>
          </table:table-cell>
          <table:table-cell table:style-name="ce96"/>
          <table:table-cell table:style-name="ce103"/>
          <table:table-cell table:style-name="ce42"/>
          <table:table-cell office:value-type="float" office:value="1000" table:style-name="ce99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112">
            <text:p>2023-2024 Kira 4 Aralık</text:p>
          </table:table-cell>
          <table:table-cell table:style-name="ce109"/>
          <table:table-cell table:style-name="ce106"/>
          <table:table-cell table:style-name="ce110"/>
          <table:table-cell office:value-type="float" office:value="23932.070645964144" table:formula="of:=[.F27]+[.F28]" table:style-name="ce111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5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96">
            <text:p>1806,50<text:s/></text:p>
          </table:table-cell>
          <table:table-cell office:value-type="percentage" office:value="3.2810972437411046E-2" table:formula="of:=([.C27]/[.C29])-1" table:style-name="ce103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99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107">
            <text:p>2023-2024 Kira 3 Kasım</text:p>
          </table:table-cell>
          <table:table-cell table:style-name="ce109"/>
          <table:table-cell table:style-name="ce106"/>
          <table:table-cell table:style-name="ce110"/>
          <table:table-cell office:value-type="float" office:value="22450.126353136111" table:formula="of:=[.F29]+[.F34]" table:style-name="ce111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5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96">
            <text:p>1749,11<text:s/></text:p>
          </table:table-cell>
          <table:table-cell office:value-type="percentage" office:value="3.4339814551991532E-2" table:formula="of:=([.C29]/[.C35])-1" table:style-name="ce103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99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95"/>
          <table:table-cell office:value-type="string" table:style-name="ce53">
            <text:p>dv usulsüzlük cezası</text:p>
          </table:table-cell>
          <table:table-cell table:style-name="ce96"/>
          <table:table-cell table:style-name="ce103"/>
          <table:table-cell table:style-name="ce42"/>
          <table:table-cell office:value-type="float" office:value="52.5" table:style-name="ce99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95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96"/>
          <table:table-cell table:style-name="ce103"/>
          <table:table-cell table:style-name="ce42"/>
          <table:table-cell office:value-type="float" office:value="156.02000000000001" table:style-name="ce99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5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96"/>
          <table:table-cell table:style-name="ce103"/>
          <table:table-cell table:style-name="ce42"/>
          <table:table-cell office:value-type="float" office:value="87" table:style-name="ce99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95">
            <text:p>19.10.2023</text:p>
          </table:table-cell>
          <table:table-cell office:value-type="string" table:style-name="ce53">
            <text:p>icra harç</text:p>
          </table:table-cell>
          <table:table-cell table:style-name="ce96"/>
          <table:table-cell table:style-name="ce103"/>
          <table:table-cell table:style-name="ce42"/>
          <table:table-cell office:value-type="float" office:value="1469.85" table:style-name="ce99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5">
            <text:p>30.09.2023</text:p>
          </table:table-cell>
          <table:table-cell office:value-type="string" table:style-name="ce107">
            <text:p>2023-2024 Kira 2 Ekim</text:p>
          </table:table-cell>
          <table:table-cell table:style-name="ce109"/>
          <table:table-cell table:style-name="ce106"/>
          <table:table-cell table:style-name="ce110"/>
          <table:table-cell office:value-type="float" office:value="20950.622866735634" table:formula="of:=[.F35]+[.F37]" table:style-name="ce111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5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96">
            <text:p>1691,04<text:s/></text:p>
          </table:table-cell>
          <table:table-cell office:value-type="percentage" office:value="4.7531143336781767E-2" table:formula="of:=([.C35]/[.C36])-1" table:style-name="ce103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99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5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96">
            <text:p>1614,31<text:s/></text:p>
          </table:table-cell>
          <table:table-cell table:style-name="ce103"/>
          <table:table-cell table:style-name="ce42"/>
          <table:table-cell table:style-name="ce99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95">
            <text:p>30.08.2023</text:p>
          </table:table-cell>
          <table:table-cell office:value-type="string" table:style-name="ce107">
            <text:p>2023-2024 Kira 1 Eylül</text:p>
          </table:table-cell>
          <table:table-cell table:style-name="ce109"/>
          <table:table-cell table:style-name="ce106"/>
          <table:table-cell table:style-name="ce110"/>
          <table:table-cell office:value-type="float" office:value="20000" table:style-name="ce111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18" table:default-cell-style-name="ce69"/>
        <table:table-column table:style-name="co19" table:default-cell-style-name="ce75"/>
        <table:table-column table:style-name="co20" table:default-cell-style-name="ce69"/>
        <table:table-column table:style-name="co16" table:default-cell-style-name="ce70"/>
        <table:table-column table:style-name="co21" table:default-cell-style-name="ce71"/>
        <table:table-column table:style-name="co22" table:default-cell-style-name="ce70"/>
        <table:table-column table:style-name="co23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15362" table:default-cell-style-name="ce74"/>
        <table:table-row table:style-name="ro7">
          <table:table-cell table:style-name="ce69"/>
          <table:table-cell office:value-type="float" office:value="2024" table:style-name="ce2">
            <text:p>2024</text:p>
          </table:table-cell>
          <table:table-cell table:style-name="ce69"/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69"/>
          <table:table-cell table:style-name="ce75"/>
          <table:table-cell office:value-type="string" table:style-name="ce75">
            <text:p>SELANİK DOĞUŞ 2024 HESAPLARI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8">
            <text:p>BAKİYE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9"/>
          <table:table-cell office:value-type="string" table:style-name="ce80">
            <text:p>2023 den <text:s/>DEVİR DOĞUŞ ALACAKLI</text:p>
          </table:table-cell>
          <table:table-cell table:style-name="ce78"/>
          <table:table-cell office:value-type="float" office:value="67412.98" table:style-name="ce73">
            <text:p>67.412,98</text:p>
          </table:table-cell>
          <table:table-cell office:value-type="float" office:value="67412.98" table:formula="of:=[.E5]-[.D5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7"/>
          <table:table-cell table:style-name="ce82"/>
          <table:table-cell table:style-name="ce71"/>
          <table:table-cell office:value-type="float" office:value="67412.98" table:formula="of:=[.F5]+[.E6]-[.D6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5T00:00:00" table:style-name="ce75">
            <text:p>05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80" table:style-name="ce71">
            <text:p>80,00</text:p>
          </table:table-cell>
          <table:table-cell office:value-type="float" office:value="67492.98" table:formula="of:=[.F6]+[.E7]-[.D7]" table:style-name="ce81">
            <text:p>67.4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9T00:00:00" table:style-name="ce75">
            <text:p>09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100" table:style-name="ce71">
            <text:p>100,00</text:p>
          </table:table-cell>
          <table:table-cell office:value-type="float" office:value="67592.98" table:formula="of:=[.F7]+[.E8]-[.D8]" table:style-name="ce81">
            <text:p>67.5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2T00:00:00" table:style-name="ce75">
            <text:p>12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84">
            <text:p>250,00</text:p>
          </table:table-cell>
          <table:table-cell office:value-type="float" office:value="67842.98" table:formula="of:=[.F8]+[.E9]-[.D9]" table:style-name="ce81">
            <text:p>67.84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3T00:00:00" table:style-name="ce75">
            <text:p>13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71">
            <text:p>250,00</text:p>
          </table:table-cell>
          <table:table-cell office:value-type="float" office:value="68092.98" table:formula="of:=[.F9]+[.E10]-[.D10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7T00:00:00" table:style-name="ce75">
            <text:p>17.01.24</text:p>
          </table:table-cell>
          <table:table-cell office:value-type="string" table:style-name="ce69">
            <text:p>pide</text:p>
          </table:table-cell>
          <table:table-cell table:style-name="ce71"/>
          <table:table-cell office:value-type="float" office:value="200" table:style-name="ce85">
            <text:p>200</text:p>
          </table:table-cell>
          <table:table-cell office:value-type="float" office:value="68292.98" table:formula="of:=[.F10]+[.E11]-[.D11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0T00:00:00" table:style-name="ce75">
            <text:p>20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80" table:style-name="ce71">
            <text:p>180,00</text:p>
          </table:table-cell>
          <table:table-cell office:value-type="float" office:value="68472.98" table:formula="of:=[.F11]+[.E12]-[.D12]" table:style-name="ce81">
            <text:p>68.47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5T00:00:00" table:style-name="ce75">
            <text:p>25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56" table:style-name="ce71">
            <text:p>156,00</text:p>
          </table:table-cell>
          <table:table-cell office:value-type="float" office:value="68628.98" table:formula="of:=[.F12]+[.E13]-[.D13]" table:style-name="ce81">
            <text:p>68.628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27T00:00:00" table:style-name="ce75">
            <text:p>27.01.24</text:p>
          </table:table-cell>
          <table:table-cell office:value-type="string" table:style-name="ce69">
            <text:p>pide</text:p>
          </table:table-cell>
          <table:table-cell table:style-name="ce70"/>
          <table:table-cell office:value-type="float" office:value="108" table:style-name="ce71">
            <text:p>108,00</text:p>
          </table:table-cell>
          <table:table-cell office:value-type="float" office:value="68736.98" table:formula="of:=[.F13]+[.E14]-[.D14]" table:style-name="ce81">
            <text:p>68.736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2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86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number-columns-repeated="2"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7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3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4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89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0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91"/>
          <table:table-cell office:value-type="string" table:style-name="ce92">
            <text:p>Yıl içi Toplamı Selanik Borçlu</text:p>
          </table:table-cell>
          <table:table-cell office:value-type="float" office:value="0" table:formula="of:=SUM([.D7:.D68])" table:style-name="ce93">
            <text:p>0,00</text:p>
          </table:table-cell>
          <table:table-cell office:value-type="float" office:value="1324" table:formula="of:=SUM([.E7:.E67])" table:style-name="ce93">
            <text:p>1.324,00</text:p>
          </table:table-cell>
          <table:table-cell office:value-type="float" office:value="1324" table:formula="of:=[.E70]-[.D70]" table:style-name="ce94">
            <text:p>1.324,00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/>
      <number:text>.</number:text>
      <number:month number:style="long"/>
      <number:text>.</number:text>
      <number:year number:style="long"/>
    </number:dat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date-style style:name="N49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4P0">
      <number:number number:decimal-places="2" number:min-decimal-places="2" number:min-integer-digits="1"/>
      <number:text> </number:text>
    </number:number-style>
    <number:number-style style:name="N54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54P0"/>
    </number:number-style>
    <number:number-style style:name="N56P0">
      <number:number number:decimal-places="2" number:min-decimal-places="2" number:min-integer-digits="1" number:grouping="true"/>
      <number:text> </number:text>
    </number:number-style>
    <number:number-style style:name="N5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6P0"/>
    </number:number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12T12:40:09Z</dc:date>
    <meta:print-date>2024-01-05T08:34:57Z</meta:print-date>
    <meta:editing-cycles>163</meta:editing-cycles>
    <meta:editing-duration>PT44684S</meta:editing-duration>
  </office:meta>
</office:document-meta>
</file>